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2pt"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e a C program that will allow a person to play a game of tic-tac-toe against the computer. Write the program in such a manner that the computer can be either the first or the second player. If the computer is the first player, let the first move be generated randomly. Write out the complete status of the game after each move. Have the computer acknowledge a win by either player when it occ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57:46.424211429</meta:creation-date>
    <dc:date>2020-03-30T11:58:52.944922309</dc:date>
    <meta:editing-duration>PT1M9S</meta:editing-duration>
    <meta:editing-cycles>1</meta:editing-cycles>
    <meta:document-statistic meta:table-count="0" meta:image-count="0" meta:object-count="0" meta:page-count="1" meta:paragraph-count="1" meta:word-count="74" meta:character-count="400" meta:non-whitespace-character-count="327"/>
    <meta:generator>LibreOffice/6.0.7.3$Linux_X86_64 LibreOffice_project/00m0$Build-3</meta:generator>
  </office:meta>
</office:document-meta>
</file>